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stroke="none" draw:fill="none" fo:min-height="15.522cm"/>
    </style:style>
    <style:style style:name="gr3" style:family="graphic">
      <style:graphic-properties svg:stroke-width="0.02cm" draw:marker-start-width="0.23cm" draw:marker-end-width="0.23cm" draw:fill-color="#e6e64c" draw:textarea-horizontal-align="justify" draw:textarea-vertical-align="top" draw:auto-grow-height="false" fo:padding-top="0.135cm" fo:padding-bottom="0.135cm" fo:padding-left="0.26cm" fo:padding-right="0.26cm"/>
    </style:style>
    <style:style style:name="gr4" style:family="graphic">
      <style:graphic-properties svg:stroke-width="0.01cm" svg:stroke-color="#000000" draw:marker-start-width="0.24cm" draw:marker-end-width="0.24cm" draw:fill-color="#e6ff00" draw:opacity="30%" draw:textarea-horizontal-align="justify" draw:textarea-vertical-align="middle" draw:auto-grow-height="false" fo:padding-top="0.13cm" fo:padding-bottom="0.13cm" fo:padding-left="0.255cm" fo:padding-right="0.255cm" draw:shadow-opacity="30%"/>
    </style:style>
    <style:style style:name="gr5" style:family="graphic" style:parent-style-name="standard">
      <style:graphic-properties draw:stroke="dash" draw:stroke-dash="Ultrafine_20_Dashed" svg:stroke-width="0.03cm" svg:stroke-color="#000000" draw:marker-start-width="0.26cm" draw:marker-end-width="0.26cm" draw:textarea-vertical-align="middle" fo:padding-top="0.14cm" fo:padding-bottom="0.14cm" fo:padding-left="0.265cm" fo:padding-right="0.265cm"/>
    </style:style>
    <style:style style:name="gr6" style:family="graphic" style:parent-style-name="standard">
      <style:graphic-properties svg:stroke-width="0.05cm" draw:marker-start-width="0.28cm" draw:marker-end-width="0.28cm" draw:fill="solid" draw:fill-color="#cfe7f5" draw:textarea-horizontal-align="justify" draw:textarea-vertical-align="top" draw:auto-grow-height="false" fo:padding-top="0.15cm" fo:padding-bottom="0.15cm" fo:padding-left="0.275cm" fo:padding-right="0.275cm"/>
    </style:style>
    <style:style style:name="gr7" style:family="graphic" style:parent-style-name="standard">
      <style:graphic-properties svg:stroke-width="0.02cm" draw:marker-start-width="0.23cm" draw:marker-end-width="0.23cm" draw:fill-color="#e6e64c" draw:textarea-horizontal-align="justify" draw:textarea-vertical-align="top" draw:auto-grow-height="false" fo:padding-top="0.135cm" fo:padding-bottom="0.135cm" fo:padding-left="0.26cm" fo:padding-right="0.26cm"/>
    </style:style>
    <style:style style:name="gr8" style:family="graphic" style:parent-style-name="standard">
      <style:graphic-properties svg:stroke-width="0.02cm" draw:marker-start-width="0.23cm" draw:marker-end-width="0.23cm" draw:fill-color="#e6e64c" draw:textarea-horizontal-align="justify" draw:textarea-vertical-align="top" draw:auto-grow-height="false" fo:padding-top="0.135cm" fo:padding-bottom="0.135cm" fo:padding-left="0.26cm" fo:padding-right="0.26cm"/>
    </style:style>
    <style:style style:name="gr9" style:family="graphic" style:parent-style-name="standard">
      <style:graphic-properties svg:stroke-width="0.02cm" draw:marker-start-width="0.23cm" draw:marker-end-width="0.23cm" draw:fill-color="#ffff99" draw:textarea-horizontal-align="justify" draw:textarea-vertical-align="top" draw:auto-grow-height="false" fo:padding-top="0.135cm" fo:padding-bottom="0.135cm" fo:padding-left="0.26cm" fo:padding-right="0.26cm"/>
    </style:style>
    <style:style style:name="gr10" style:family="graphic" style:parent-style-name="standard">
      <style:graphic-properties svg:stroke-width="0.02cm" draw:marker-start-width="0.23cm" draw:marker-end-width="0.23cm" draw:fill-color="#ffff66" draw:textarea-horizontal-align="justify" draw:textarea-vertical-align="top" draw:auto-grow-height="false" fo:padding-top="0.135cm" fo:padding-bottom="0.135cm" fo:padding-left="0.26cm" fo:padding-right="0.26cm"/>
    </style:style>
    <style:style style:name="gr11" style:family="graphic" style:parent-style-name="standard">
      <style:graphic-properties svg:stroke-width="0.02cm" draw:marker-start-width="0.23cm" draw:marker-end-width="0.23cm" draw:fill-color="#ffff99" draw:textarea-horizontal-align="justify" draw:textarea-vertical-align="top" draw:auto-grow-height="false" fo:padding-top="0.135cm" fo:padding-bottom="0.135cm" fo:padding-left="0.26cm" fo:padding-right="0.26cm"/>
    </style:style>
    <style:style style:name="gr12" style:family="graphic" style:parent-style-name="standard">
      <style:graphic-properties svg:stroke-width="0.02cm" draw:marker-start-width="0.23cm" draw:marker-end-width="0.23cm" draw:fill-color="#e6ff00" draw:textarea-horizontal-align="justify" draw:textarea-vertical-align="top" draw:auto-grow-height="false" fo:padding-top="0.135cm" fo:padding-bottom="0.135cm" fo:padding-left="0.26cm" fo:padding-right="0.26cm"/>
    </style:style>
    <style:style style:name="gr13" style:family="graphic" style:parent-style-name="standard">
      <style:graphic-properties svg:stroke-width="0.02cm" draw:marker-start-width="0.23cm" draw:marker-end-width="0.23cm" draw:fill-color="#ffff66" draw:textarea-horizontal-align="justify" draw:textarea-vertical-align="top" draw:auto-grow-height="false" fo:padding-top="0.135cm" fo:padding-bottom="0.135cm" fo:padding-left="0.26cm" fo:padding-right="0.26cm"/>
    </style:style>
    <style:style style:name="gr14" style:family="graphic" style:parent-style-name="standard">
      <style:graphic-properties svg:stroke-width="0.02cm" draw:marker-start-width="0.23cm" draw:marker-end-width="0.23cm" draw:fill-color="#e6ff00" draw:textarea-horizontal-align="justify" draw:textarea-vertical-align="top" draw:auto-grow-height="false" fo:padding-top="0.135cm" fo:padding-bottom="0.135cm" fo:padding-left="0.26cm" fo:padding-right="0.26cm"/>
    </style:style>
    <style:style style:name="P1" style:family="paragraph">
      <style:paragraph-properties fo:text-align="center"/>
    </style:style>
    <style:style style:name="P2" style:family="paragraph">
      <style:text-properties fo:font-family="'Ubuntu Mono'" style:font-pitch="fixed" fo:font-size="11pt" style:font-size-asian="11pt" style:font-size-complex="11pt"/>
    </style:style>
    <style:style style:name="P3" style:family="paragraph">
      <style:paragraph-properties fo:text-align="start"/>
      <style:text-properties fo:font-family="'Andale Mono'" style:font-pitch="fixed" fo:font-size="12pt" style:font-size-asian="12pt" style:font-size-complex="12pt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font-family="'Ubuntu Mono'" style:font-pitch="fixed" fo:font-size="12pt" style:font-size-asian="12pt" style:font-size-complex="12pt"/>
    </style:style>
    <style:style style:name="P6" style:family="paragraph">
      <style:paragraph-properties fo:text-align="center"/>
      <style:text-properties fo:font-family="'Ubuntu Mono'" style:font-pitch="fixed" fo:font-size="12pt" style:font-size-asian="12pt" style:font-size-complex="12pt"/>
    </style:style>
    <style:style style:name="T1" style:family="text">
      <style:text-properties fo:font-family="'Ubuntu Mono'" style:font-pitch="fixed" fo:font-size="11pt" style:font-size-asian="11pt" style:font-size-complex="11pt"/>
    </style:style>
    <style:style style:name="T2" style:family="text">
      <style:text-properties fo:color="#0000ff" fo:font-family="'Ubuntu Mono'" style:font-pitch="fixed" fo:font-size="11pt" fo:font-style="italic" style:font-size-asian="11pt" style:font-style-asian="italic" style:font-size-complex="11pt" style:font-style-complex="italic"/>
    </style:style>
    <style:style style:name="T3" style:family="text">
      <style:text-properties fo:color="#000000" fo:font-family="'Ubuntu Mono'" style:font-pitch="fixed" fo:font-size="11pt" style:font-size-asian="11pt" style:font-size-complex="11pt"/>
    </style:style>
    <style:style style:name="T4" style:family="text">
      <style:text-properties fo:color="#333333" fo:font-family="'Ubuntu Mono'" style:font-pitch="fixed" fo:font-size="11pt" style:font-size-asian="11pt" style:font-size-complex="11pt"/>
    </style:style>
    <style:style style:name="T5" style:family="text">
      <style:text-properties fo:color="#008080" fo:font-family="'Ubuntu Mono'" style:font-pitch="fixed" fo:font-size="11pt" style:font-size-asian="11pt" style:font-size-complex="11pt"/>
    </style:style>
    <style:style style:name="T6" style:family="text">
      <style:text-properties fo:font-family="'Ubuntu Mono'" style:font-pitch="fixed"/>
    </style:style>
    <style:style style:name="T7" style:family="text">
      <style:text-properties fo:font-family="'Times New Roman'" style:font-family-generic="roman" style:font-pitch="variable"/>
    </style:style>
    <style:style style:name="T8" style:family="text">
      <style:text-properties fo:font-family="'Times New Roman'" style:font-family-generic="roman" style:font-pitch="variable"/>
    </style:style>
    <style:style style:name="T9" style:family="text">
      <style:text-properties fo:font-family="'Ubuntu Mono'" style:font-pitch="fixed" fo:font-size="12pt" style:font-size-asian="12pt" style:font-size-complex="12pt"/>
    </style:style>
    <style:style style:name="T10" style:family="text">
      <style:text-properties fo:font-family="'Ubuntu Mono'" style:font-pitch="fixed"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T11" style:family="text">
      <style:text-properties fo:font-family="'Ubuntu Mono'" style:font-pitch="fixed" fo:font-size="9pt" fo:font-style="italic" style:font-size-asian="9pt" style:font-style-asian="italic" style:font-size-complex="9pt" style:font-style-complex="italic"/>
    </style:style>
    <style:style style:name="T12" style:family="text">
      <style:text-properties fo:font-family="'Ubuntu Mono'" style:font-pitch="fixed" fo:font-size="9pt" fo:font-style="normal" style:font-size-asian="9pt" style:font-style-asian="normal" style:font-size-complex="9pt" style:font-style-complex="normal"/>
    </style:style>
    <style:style style:name="T13" style:family="text">
      <style:text-properties fo:font-family="'Ubuntu Mono'" style:font-pitch="fixed" fo:font-size="6pt" fo:font-style="italic" style:font-size-asian="6pt" style:font-style-asian="italic" style:font-size-complex="6pt" style:font-style-complex="italic"/>
    </style:style>
    <style:style style:name="T14" style:family="text">
      <style:text-properties fo:font-family="'Ubuntu Mono'" style:font-pitch="fixed" fo:font-size="6pt" style:font-size-asian="6pt" style:font-size-complex="6pt"/>
    </style:style>
    <style:style style:name="T15" style:family="text">
      <style:text-properties fo:font-family="'Ubuntu Mono'" style:font-pitch="fixed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T16" style:family="text">
      <style:text-properties fo:font-family="'Ubuntu Mono'" style:font-pitch="fixed" fo:font-size="8pt" fo:font-style="normal" style:font-size-asian="8pt" style:font-style-asian="normal" style:font-size-complex="8pt" style:font-style-complex="normal"/>
    </style:style>
    <style:style style:name="T17" style:family="text">
      <style:text-properties fo:font-family="'Ubuntu Mono'" style:font-pitch="fixed" fo:font-size="10pt" fo:font-style="normal" style:font-size-asian="10pt" style:font-style-asian="normal" style:font-size-complex="10pt" style:font-style-complex="normal"/>
    </style:style>
    <style:style style:name="T18" style:family="text">
      <style:text-properties fo:font-family="'Ubuntu Mono'" style:font-pitch="fixed" fo:font-size="8pt" fo:font-style="italic" style:font-size-asian="8pt" style:font-style-asian="italic" style:font-size-complex="8pt" style:font-style-complex="italic"/>
    </style:style>
    <style:style style:name="T19" style:family="text">
      <style:text-properties fo:font-family="'Ubuntu Mono'" style:font-pitch="fixed" fo:font-size="8pt" style:font-size-asian="8pt" style:font-size-complex="8pt"/>
    </style:style>
    <style:style style:name="T20" style:family="text">
      <style:text-properties fo:font-family="'Ubuntu Mono'" style:font-pitch="fixed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T21" style:family="text">
      <style:text-properties fo:font-family="'Ubuntu Mono'" style:font-pitch="fixed" fo:font-size="10pt" style:font-size-asian="10pt" style:font-size-complex="10pt"/>
    </style:style>
    <style:style style:name="T22" style:family="text">
      <style:text-properties fo:font-family="'Ubuntu Mono'" style:font-pitch="fixed" fo:font-size="12pt" fo:font-style="normal" style:font-size-asian="12pt" style:font-style-asian="normal" style:font-size-complex="12pt" style:font-style-complex="normal"/>
    </style:style>
    <style:style style:name="T23" style:family="text">
      <style:text-properties fo:font-family="'Ubuntu Mono'" style:font-pitch="fixed" fo:font-size="9pt" style:font-size-asian="9pt" style:font-size-complex="9pt"/>
    </style:style>
    <style:style style:name="T24" style:family="text">
      <style:text-properties fo:font-family="'Ubuntu Mono'" style:font-pitch="fixed" fo:font-size="8pt" fo:language="en" fo:country="US" fo:font-style="normal" style:font-size-asian="8pt" style:font-style-asian="normal" style:font-size-complex="8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9.668cm" svg:height="3.611cm" svg:x="2.132cm" svg:y="11.33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9.26cm" svg:height="5.3cm" svg:x="2.14cm" svg:y="4.3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draw:layer="layout" svg:width="17.875cm" svg:height="15.772cm" svg:x="1.625cm" svg:y="1.499cm">
          <draw:text-box>
            <text:p text:style-name="P2"><text:span text:style-name="T1">&lt;?xml version="1.0" encoding="UTF-8"?&gt;</text:span></text:p>
            <text:p text:style-name="P2"><text:span text:style-name="T1"/></text:p>
            <text:p text:style-name="P2"><text:span text:style-name="T2">&lt;!-- helloworld.fo --&gt;</text:span></text:p>
            <text:p text:style-name="P2"><text:span text:style-name="T1"/></text:p>
            <text:p text:style-name="P2"><text:span text:style-name="T1"/></text:p>
            <text:p text:style-name="P2"><text:span text:style-name="T1">&lt;</text:span><text:span text:style-name="T3">root</text:span><text:span text:style-name="T1"> </text:span><text:span text:style-name="T4">xmlns=</text:span><text:span text:style-name="T5">'http://www.w3.org/1999/XSL/Format'</text:span><text:span text:style-name="T1">&gt;</text:span></text:p>
            <text:p text:style-name="P2"><text:span text:style-name="T1"/></text:p>
            <text:p text:style-name="P2"><text:span text:style-name="T1"><text:s text:c="2"/></text:span><text:span text:style-name="T1">&lt;layout-master-set&gt;</text:span></text:p>
            <text:p text:style-name="P2"><text:span text:style-name="T1"/></text:p>
            <text:p text:style-name="P2"><text:span text:style-name="T1"><text:s text:c="4"/></text:span><text:span text:style-name="T1">&lt;</text:span><text:span text:style-name="T3">simple-page-master</text:span><text:span text:style-name="T1"> </text:span><text:span text:style-name="T4">master-name=</text:span><text:span text:style-name="T5">'A4'</text:span></text:p>
            <text:p text:style-name="P2"><text:span text:style-name="T1"><text:s text:c="24"/></text:span><text:span text:style-name="T4">page-height=</text:span><text:span text:style-name="T5">'297mm'</text:span></text:p>
            <text:p text:style-name="P2"><text:span text:style-name="T1"><text:s text:c="24"/></text:span><text:span text:style-name="T4">page-width=</text:span><text:span text:style-name="T5">'210mm'</text:span></text:p>
            <text:p text:style-name="P2"><text:span text:style-name="T1"><text:s text:c="24"/></text:span><text:span text:style-name="T4">margin=</text:span><text:span text:style-name="T5">'20mm'</text:span><text:span text:style-name="T1">&gt;</text:span></text:p>
            <text:p text:style-name="P2"><text:span text:style-name="T1"/></text:p>
            <text:p text:style-name="P2"><text:span text:style-name="T1"><text:s text:c="6"/></text:span><text:span text:style-name="T1">&lt;region-body </text:span><text:span text:style-name="T4">region-name=</text:span><text:span text:style-name="T5">'xsl-region-body'</text:span></text:p>
            <text:p text:style-name="P2"><text:span text:style-name="T1"><text:tab/></text:span><text:span text:style-name="T1"><text:tab/></text:span><text:span text:style-name="T1"> <text:s text:c="4"/></text:span><text:span text:style-name="T4">margin-top=</text:span><text:span text:style-name="T5">'10mm'</text:span><text:span text:style-name="T1"> /&gt;</text:span></text:p>
            <text:p text:style-name="P2"><text:span text:style-name="T1"/></text:p>
            <text:p text:style-name="P2"><text:span text:style-name="T1"><text:s text:c="4"/></text:span><text:span text:style-name="T1">&lt;/simple-page-master&gt;</text:span></text:p>
            <text:p text:style-name="P2"><text:span text:style-name="T1"/></text:p>
            <text:p text:style-name="P2"><text:span text:style-name="T1"><text:s text:c="2"/></text:span><text:span text:style-name="T1">&lt;/layout-master-set&gt;</text:span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><text:s text:c="2"/></text:span><text:span text:style-name="T1">&lt;page-sequence </text:span><text:span text:style-name="T4">master-reference=</text:span><text:span text:style-name="T5">'A4'</text:span><text:span text:style-name="T1">&gt;</text:span></text:p>
            <text:p text:style-name="P2"><text:span text:style-name="T1"/></text:p>
            <text:p text:style-name="P2"><text:span text:style-name="T1"><text:s text:c="4"/></text:span><text:span text:style-name="T1">&lt;flow </text:span><text:span text:style-name="T4">flow-name=</text:span><text:span text:style-name="T5">'xsl-region-body'</text:span><text:span text:style-name="T1">&gt;</text:span></text:p>
            <text:p text:style-name="P2"><text:span text:style-name="T1"/></text:p>
            <text:p text:style-name="P2"><text:span text:style-name="T1"><text:s text:c="6"/></text:span><text:span text:style-name="T1">&lt;block </text:span><text:span text:style-name="T4">font-size=</text:span><text:span text:style-name="T5">'30'</text:span><text:span text:style-name="T1">&gt;Hello FO world&lt;/block&gt;</text:span></text:p>
            <text:p text:style-name="P2"><text:span text:style-name="T1"/></text:p>
            <text:p text:style-name="P2"><text:span text:style-name="T1"><text:s text:c="4"/></text:span><text:span text:style-name="T1">&lt;/flow&gt;</text:span></text:p>
            <text:p text:style-name="P2"><text:span text:style-name="T1"/></text:p>
            <text:p text:style-name="P2"><text:span text:style-name="T1"><text:s text:c="2"/></text:span><text:span text:style-name="T1">&lt;/page-sequence&gt;</text:span></text:p>
            <text:p text:style-name="P2"><text:span text:style-name="T1"/></text:p>
            <text:p text:style-name="P2"><text:span text:style-name="T1"/></text:p>
            <text:p text:style-name="P2"><text:span text:style-name="T1">&lt;/root&gt;</text:span></text:p>
          </draw:text-box>
        </draw:frame>
        <draw:custom-shape draw:style-name="gr3" draw:text-style-name="P3" draw:layer="Layout" svg:width="4.6cm" svg:height="2.2cm" svg:x="13.2cm" svg:y="4.3cm">
          <text:p text:style-name="P3"><text:span text:style-name="T6">&lt;layout-master-set&gt;</text:span></text:p>
          <text:p text:style-name="P3"><text:span text:style-name="T7">defines the format</text:span></text:p>
          <text:p text:style-name="P3"><text:span text:style-name="T7">and layout of the</text:span></text:p>
          <text:p text:style-name="P3"><text:span text:style-name="T7">document pages.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4cm" svg:height="3.6cm" svg:x="13.2cm" svg:y="11.275cm">
          <text:p text:style-name="P3"><text:span text:style-name="T7">A FO-document needs one</text:span></text:p>
          <text:p text:style-name="P3"><text:span text:style-name="T7">or more </text:span><text:span text:style-name="T6">&lt;page-sequence&gt;</text:span><text:span text:style-name="T7">.</text:span></text:p>
          <text:p text:style-name="P3"><text:span text:style-name="T7"/></text:p>
          <text:p text:style-name="P3"><text:span text:style-name="T7">Each refers to a specific</text:span></text:p>
          <text:p text:style-name="P3"><text:span text:style-name="T6">&lt;simple page-master&gt;</text:span></text:p>
          <text:p text:style-name="P3"><text:span text:style-name="T8">and can contain one</text:span></text:p>
          <text:p text:style-name="P3"><text:span text:style-name="T8">or more </text:span><text:span text:style-name="T6">&lt;flow&gt;</text:span></text:p>
          <draw:enhanced-geometry svg:viewBox="0 0 21600 21600" draw:type="rectangle" draw:enhanced-path="M 0 0 L 21600 0 21600 21600 0 21600 0 0 Z N"/>
        </draw:custom-shape>
        <draw:custom-shape draw:style-name="gr4" draw:text-style-name="P1" xml:id="id2" draw:id="id2" draw:layer="Layout" svg:width="4.521cm" svg:height="0.5cm" svg:x="5.079cm" svg:y="11.32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xml:id="id1" draw:id="id1" draw:layer="Layout" svg:width="3.241cm" svg:height="0.438cm" svg:x="6.459cm" svg:y="5.12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1" draw:layer="layout" draw:line-skew="2.685cm" svg:x1="9.7cm" svg:y1="5.34cm" svg:x2="9.6cm" svg:y2="11.571cm" draw:start-shape="id1" draw:start-glue-point="1" draw:end-shape="id2" draw:end-glue-point="1" svg:d="m9700 5340h3189v6231h-3289" svg:viewBox="0 0 3290 6232">
          <text:p/>
        </draw:connector>
        <draw:custom-shape draw:style-name="gr3" draw:text-style-name="P3" draw:layer="Layout" svg:width="4.4cm" svg:height="2.2cm" svg:x="13.2cm" svg:y="7.2cm">
          <text:p text:style-name="P3"><text:span text:style-name="T6">&lt;region-*&gt;</text:span><text:span text:style-name="T7"> elements</text:span></text:p>
          <text:p text:style-name="P3"><text:span text:style-name="T7">sets up basic values</text:span></text:p>
          <text:p text:style-name="P3"><text:span text:style-name="T7">for specific </text:span><text:span text:style-name="T6">&lt;flow&gt;</text:span><text:span text:style-name="T7"> areas</text:span></text:p>
          <text:p text:style-name="P3"><text:span text:style-name="T7">of the page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cm" svg:height="1.7cm" svg:x="13.2cm" svg:y="15.175cm">
          <text:p text:style-name="P3"><text:span text:style-name="T6">&lt;block&gt;</text:span><text:span text:style-name="T7"> is the most basic</text:span></text:p>
          <text:p text:style-name="P3"><text:span text:style-name="T7">”</text:span><text:span text:style-name="T7">building block”</text:span></text:p>
          <text:p text:style-name="P3"><text:span text:style-name="T7">of a FO document</text:span></text:p>
          <draw:enhanced-geometry svg:viewBox="0 0 21600 21600" draw:type="rectangle" draw:enhanced-path="M 0 0 L 21600 0 21600 21600 0 21600 0 0 Z N"/>
        </draw:custom-shape>
        <draw:custom-shape draw:style-name="gr4" draw:text-style-name="P1" xml:id="id3" draw:id="id3" draw:layer="Layout" svg:width="5.7cm" svg:height="0.438cm" svg:x="5.522cm" svg:y="7.0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1" draw:layer="layout" svg:x1="11.222cm" svg:y1="7.297cm" svg:x2="9.3cm" svg:y2="12.335cm" draw:start-shape="id3" draw:start-glue-point="1" draw:end-shape="id4" draw:end-glue-point="1" svg:d="m11222 7297h505v5038h-2427" svg:viewBox="0 0 2428 5039">
          <text:p/>
        </draw:connector>
        <draw:custom-shape draw:style-name="gr4" draw:text-style-name="P1" xml:id="id4" draw:id="id4" draw:layer="Layout" svg:width="5.5cm" svg:height="0.477cm" svg:x="3.8cm" svg:y="12.097cm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2" draw:style-name="dp1" draw:master-page-name="Standard">
        <draw:custom-shape draw:style-name="gr6" draw:text-style-name="P5" draw:layer="layout" svg:width="18.1cm" svg:height="10cm" svg:x="1.3cm" svg:y="1.4cm">
          <text:p text:style-name="P4"><text:span text:style-name="T9">roo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6" draw:layer="layout" svg:width="17.2cm" svg:height="1.9cm" svg:x="1.492cm" svg:y="8.5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17.2cm" svg:height="1.9cm" svg:x="1.692cm" svg:y="8.826cm">
          <text:p text:style-name="P4"><text:span text:style-name="T9">page-sequence</text:span></text:p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17.2cm" svg:height="1.9cm" svg:x="1.672cm" svg:y="2.272cm">
          <text:p><text:span text:style-name="T9">layout-master-set</text:span></text:p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17.2cm" svg:height="1.9cm" svg:x="1.672cm" svg:y="6.372cm">
          <text:p><text:span text:style-name="T9">bookmark-tree</text:span></text:p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17.2cm" svg:height="1.9cm" svg:x="1.672cm" svg:y="4.32cm">
          <text:p><text:span text:style-name="T9">declarations</text:span></text:p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Standard">
        <draw:custom-shape draw:style-name="gr6" draw:text-style-name="P5" draw:layer="layout" svg:width="19cm" svg:height="27.7cm" svg:x="1cm" svg:y="1cm">
          <text:p text:style-name="P4"><text:span text:style-name="T9">root</text:span></text:p>
          <text:p text:style-name="P4"><text:span text:style-name="T10">media-usage</text:span><text:span text:style-name="T11">=”auto|paginate|bounded-in-one-dimension|unbounded”</text:span></text:p>
          <text:p text:style-name="P4"><text:span text:style-name="T11"/></text:p>
          <text:p text:style-name="P4"><text:span text:style-name="T12">The root (top) node for XSL-FO documen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5" draw:layer="layout" svg:width="4.5cm" svg:height="0.9cm" svg:x="1.2cm" svg:y="4.2cm">
          <text:p text:style-name="P4"><text:span text:style-name="T9">layout-master-set</text:span></text:p>
          <text:p text:style-name="P4"><text:span text:style-name="T13">Holds all masters used in a docum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5" draw:layer="layout" svg:width="4.3cm" svg:height="0.9cm" svg:x="2.2cm" svg:y="5.3cm">
          <text:p text:style-name="P4"><text:span text:style-name="T9">simple-page-master</text:span></text:p>
          <text:p text:style-name="P4"><text:span text:style-name="T13">Defines the size and shape of a pa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5" draw:layer="layout" svg:width="3.2cm" svg:height="1cm" svg:x="4.9cm" svg:y="6.7cm">
          <text:p text:style-name="P4"><text:span text:style-name="T9">region-before</text:span></text:p>
          <text:p text:style-name="P4"><text:span text:style-name="T13">Defines a page head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5" draw:layer="layout" svg:width="2.9cm" svg:height="0.9cm" svg:x="8.3cm" svg:y="6.7cm">
          <text:p text:style-name="P4"><text:span text:style-name="T9">region-body</text:span></text:p>
          <text:p text:style-name="P4"><text:span text:style-name="T13">Defines a page bod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5" draw:layer="layout" svg:width="4.2cm" svg:height="0.9cm" svg:x="4.8cm" svg:y="7.8cm">
          <text:p text:style-name="P4"><text:span text:style-name="T9">region-end</text:span></text:p>
          <text:p text:style-name="P4"><text:span text:style-name="T13">Defines the right sidebar of a pa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5" draw:layer="layout" svg:width="4.2cm" svg:height="0.9cm" svg:x="9.2cm" svg:y="7.8cm">
          <text:p text:style-name="P4"><text:span text:style-name="T9">region-start</text:span></text:p>
          <text:p text:style-name="P4"><text:span text:style-name="T13">Defines the left sidebar of a pa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5" draw:layer="layout" svg:width="3.2cm" svg:height="0.9cm" svg:x="11.3cm" svg:y="6.7cm">
          <text:p text:style-name="P4"><text:span text:style-name="T9">region-after</text:span></text:p>
          <text:p text:style-name="P4"><text:span text:style-name="T13">Defines a page foo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5" draw:layer="layout" svg:width="7.7cm" svg:height="0.9cm" svg:x="1.1cm" svg:y="9.6cm">
          <text:p text:style-name="P4"><text:span text:style-name="T9">page-sequence-master</text:span></text:p>
          <text:p text:style-name="P4"><text:span text:style-name="T13">Specifies which simple-page-masters are to be used and in which ord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5" draw:layer="layout" svg:width="7.7cm" svg:height="0.9cm" svg:x="3.9cm" svg:y="10.9cm">
          <text:p text:style-name="P4"><text:span text:style-name="T9">repeatable-page-master-alternatives</text:span></text:p>
          <text:p text:style-name="P4"><text:span text:style-name="T13">Specifies repetition of a set of simple-page-master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5" draw:layer="layout" svg:width="7.2cm" svg:height="0.9cm" svg:x="4cm" svg:y="13.5cm">
          <text:p text:style-name="P4"><text:span text:style-name="T9">repeatable-page-master-reference</text:span></text:p>
          <text:p text:style-name="P4"><text:span text:style-name="T13">Specifies repetition of a single simple-page-mas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5" draw:layer="layout" svg:width="6.4cm" svg:height="1.1cm" svg:x="4cm" svg:y="12.2cm">
          <text:p text:style-name="P4"><text:span text:style-name="T9">single-page-master-reference</text:span></text:p>
          <text:p text:style-name="P4"><text:span text:style-name="T13">Specifies a page-master to be used at a given point</text:span></text:p>
          <text:p text:style-name="P4"><text:span text:style-name="T13">in the sequence of pag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5" draw:layer="layout" svg:width="7.9cm" svg:height="1cm" svg:x="5cm" svg:y="14.5cm">
          <text:p text:style-name="P4"><text:span text:style-name="T9">conditional-page-master-reference</text:span></text:p>
          <text:p text:style-name="P4"><text:span text:style-name="T13">Specifies a page-master to be used when the conditions defined are tru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5" draw:layer="layout" svg:width="6.1cm" svg:height="1.1cm" svg:x="1cm" svg:y="19cm">
          <text:p text:style-name="P4"><text:span text:style-name="T9">page-sequence</text:span></text:p>
          <text:p text:style-name="P4"><text:span text:style-name="T13">A container for page output elements. There will</text:span></text:p>
          <text:p text:style-name="P4"><text:span text:style-name="T13">be one &lt;fo:page-sequence&gt; object for each page layou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5" draw:layer="layout" svg:width="4.9cm" svg:height="1cm" svg:x="1.7cm" svg:y="17.1cm">
          <text:p text:style-name="P4"><text:span text:style-name="T9">color-profile</text:span></text:p>
          <text:p text:style-name="P4"><text:span text:style-name="T13">Defines a color-profile for a styleshee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5" draw:layer="layout" svg:width="5.2cm" svg:height="1cm" svg:x="1.1cm" svg:y="16cm">
          <text:p text:style-name="P4"><text:span text:style-name="T9">declarations</text:span></text:p>
          <text:p text:style-name="P4"><text:span text:style-name="T13">Groups global declarations for a styleshee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5" draw:layer="layout" svg:width="6.475cm" svg:height="1cm" svg:x="2.725cm" svg:y="21.4cm">
          <text:p text:style-name="P4"><text:span text:style-name="T9">block</text:span></text:p>
          <text:p text:style-name="P4"><text:span text:style-name="T13">Defines a block of output (e.g. paragraphs and titles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5" draw:layer="layout" svg:width="4.025cm" svg:height="1.1cm" svg:x="4.5cm" svg:y="23.8cm">
          <text:p text:style-name="P4"><text:span text:style-name="T9">character</text:span></text:p>
          <text:p text:style-name="P4"><text:span text:style-name="T13">Specifies a character that will be</text:span></text:p>
          <text:p text:style-name="P4"><text:span text:style-name="T13">mapped to a glyph for present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5" draw:layer="layout" svg:width="5.4cm" svg:height="1cm" svg:x="2.1cm" svg:y="20.3cm">
          <text:p text:style-name="P4"><text:span text:style-name="T9">flow</text:span></text:p>
          <text:p text:style-name="P4"><text:span text:style-name="T13">Contains all elements to be printed to a pa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5" draw:layer="layout" svg:width="4.6cm" svg:height="1.1cm" svg:x="4.5cm" svg:y="22.5cm">
          <text:p text:style-name="P4"><text:span text:style-name="T9">inline</text:span></text:p>
          <text:p text:style-name="P4"><text:span text:style-name="T13">Formats a part of a text with a</text:span></text:p>
          <text:p text:style-name="P4"><text:span text:style-name="T13">background or enclosing it in a bord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5" draw:layer="layout" svg:width="5.8cm" svg:height="1.1cm" svg:x="2cm" svg:y="25.1cm">
          <text:p text:style-name="P4"><text:span text:style-name="T9">static-content</text:span></text:p>
          <text:p text:style-name="P4"><text:span text:style-name="T13">Contains static content (e.g. headers and footers)</text:span></text:p>
          <text:p text:style-name="P4"><text:span text:style-name="T13">that will be repeated on many pages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4" draw:style-name="dp1" draw:master-page-name="Standard">
        <draw:custom-shape draw:style-name="gr9" draw:text-style-name="P5" draw:layer="layout" svg:width="4.9cm" svg:height="1cm" svg:x="12cm" svg:y="5.8cm">
          <text:p text:style-name="P4"><text:span text:style-name="T9">basic-link</text:span></text:p>
          <text:p text:style-name="P4"><text:span text:style-name="T13">Represents the start resource of a lin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5" draw:layer="layout" svg:width="5.299cm" svg:height="1cm" svg:x="11.701cm" svg:y="2cm">
          <text:p text:style-name="P4"><text:span text:style-name="T9">bidi-override</text:span></text:p>
          <text:p text:style-name="P4"><text:span text:style-name="T13">Overrides the default Unicode BIDI direc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5" draw:layer="layout" svg:width="4.6cm" svg:height="1cm" svg:x="11.7cm" svg:y="4.6cm">
          <text:p text:style-name="P4"><text:span text:style-name="T9">block-container</text:span></text:p>
          <text:p text:style-name="P4"><text:span text:style-name="T13">Defines a block-level reference-are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5" draw:layer="layout" svg:width="5cm" svg:height="1.1cm" svg:x="12cm" svg:y="8.5cm">
          <text:p text:style-name="P4"><text:span text:style-name="T9">float</text:span></text:p>
          <text:p text:style-name="P4"><text:span text:style-name="T13">Used for a graphic where the graphics data</text:span></text:p>
          <text:p text:style-name="P4"><text:span text:style-name="T13">resides outside of the XML result tre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5" draw:layer="layout" svg:width="6.6cm" svg:height="1.3cm" svg:x="2.1cm" svg:y="6.3cm">
          <text:p text:style-name="P4"><text:span text:style-name="T9">external-graphic</text:span></text:p>
          <text:p text:style-name="P4"><text:span text:style-name="T13">Typically used to position an image in a separate area</text:span></text:p>
          <text:p text:style-name="P4"><text:span text:style-name="T13">at the beginning of a page OR to position an image to</text:span></text:p>
          <text:p text:style-name="P4"><text:span text:style-name="T13">one side, with the content flowing along-side of the ima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5" draw:layer="layout" svg:width="5.7cm" svg:height="1cm" svg:x="12.9cm" svg:y="12.1cm">
          <text:p text:style-name="P4"><text:span text:style-name="T9">footnote</text:span></text:p>
          <text:p text:style-name="P4"><text:span text:style-name="T13">Defines a footnote within the region-body of a pa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5" draw:layer="layout" svg:width="4.4cm" svg:height="1cm" svg:x="12.9cm" svg:y="13.7cm">
          <text:p text:style-name="P4"><text:span text:style-name="T9">footnote-body</text:span></text:p>
          <text:p text:style-name="P4"><text:span text:style-name="T13">Defines the content of the footno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5" draw:layer="layout" svg:width="4.9cm" svg:height="1cm" svg:x="12.9cm" svg:y="15cm">
          <text:p text:style-name="P4"><text:span text:style-name="T9">initial-property-set</text:span></text:p>
          <text:p text:style-name="P4"><text:span text:style-name="T13">Formats the first line of an &lt;fo:block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5" draw:layer="layout" svg:width="4.1cm" svg:height="1cm" svg:x="6.3cm" svg:y="15.5cm">
          <text:p text:style-name="P4"><text:span text:style-name="T9">inline-container</text:span></text:p>
          <text:p text:style-name="P4"><text:span text:style-name="T13">Defines an inline reference-are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5" draw:layer="layout" svg:width="5.7cm" svg:height="1.4cm" svg:x="12.1cm" svg:y="17.3cm">
          <text:p text:style-name="P4"><text:span text:style-name="T9">instream-foreign-object</text:span></text:p>
          <text:p text:style-name="P4"><text:span text:style-name="T13">Used for inline graphics or for "generic" objects</text:span></text:p>
          <text:p text:style-name="P4"><text:span text:style-name="T13">where the object's data resides </text:span><text:span text:style-name="T14">as descendants of</text:span></text:p>
          <text:p text:style-name="P4"><text:span text:style-name="T14">&lt;fo:instream-foreign-object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5" draw:layer="layout" svg:width="6.6cm" svg:height="1.4cm" svg:x="2cm" svg:y="2cm">
          <text:p text:style-name="P4"><text:span text:style-name="T9">leader</text:span></text:p>
          <text:p text:style-name="P4"><text:span text:style-name="T13">Used to generate "." to separate titles from page numbers</text:span></text:p>
          <text:p text:style-name="P4"><text:span text:style-name="T13">in table of contents, or to create input fields in forms,</text:span></text:p>
          <text:p text:style-name="P4"><text:span text:style-name="T13">or to create horizontal rul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5" draw:layer="layout" svg:width="4.1cm" svg:height="1.1cm" svg:x="1.8cm" svg:y="8.1cm">
          <text:p text:style-name="P4"><text:span text:style-name="T9">marker</text:span></text:p>
          <text:p text:style-name="P4"><text:span text:style-name="T13">Used with &lt;fo:retrieve-marker&gt; to</text:span></text:p>
          <text:p text:style-name="P4"><text:span text:style-name="T13">create running headers or footer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5" draw:layer="layout" svg:width="4.2cm" svg:height="0.9cm" svg:x="1.4cm" svg:y="15.8cm">
          <text:p text:style-name="P4"><text:span text:style-name="T9">page-number</text:span></text:p>
          <text:p text:style-name="P4"><text:span text:style-name="T13">Represents the current page-numb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5" draw:layer="layout" svg:width="6.1cm" svg:height="1.1cm" svg:x="1.4cm" svg:y="17.2cm">
          <text:p text:style-name="P4"><text:span text:style-name="T9">page-number-citation</text:span></text:p>
          <text:p text:style-name="P4"><text:span text:style-name="T13">References the page-number for the page that contains</text:span></text:p>
          <text:p text:style-name="P4"><text:span text:style-name="T13">the first normal area returned by the cited objec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5" draw:layer="layout" svg:width="6.8cm" svg:height="0.9cm" svg:x="1.4cm" svg:y="13.1cm">
          <text:p text:style-name="P4"><text:span text:style-name="T9">retrieve-marker</text:span></text:p>
          <text:p text:style-name="P4"><text:span text:style-name="T13">Used with &lt;fo:marker&gt; to create running headers or footer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5" draw:layer="layout" svg:width="4.1cm" svg:height="0.9cm" svg:x="2.4cm" svg:y="11.8cm">
          <text:p text:style-name="P4"><text:span text:style-name="T9">title</text:span></text:p>
          <text:p text:style-name="P4"><text:span text:style-name="T13">Defines a title for a page-sequen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5" draw:layer="layout" svg:width="6.8cm" svg:height="0.9cm" svg:x="1.8cm" svg:y="10.2cm">
          <text:p text:style-name="P4"><text:span text:style-name="T9">wrapper</text:span></text:p>
          <text:p text:style-name="P4"><text:span text:style-name="T13">Specifies inherited properties for a group of XSL-FO objec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5" draw:layer="layout" svg:width="2.7cm" svg:height="0.9cm" svg:x="5.3cm" svg:y="20cm">
          <text:p text:style-name="P4"><text:span text:style-name="T9">list-block</text:span></text:p>
          <text:p text:style-name="P4"><text:span text:style-name="T13">Defines a li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5" draw:layer="layout" svg:width="3.8cm" svg:height="1cm" svg:x="1.2cm" svg:y="20.1cm">
          <text:p text:style-name="P4"><text:span text:style-name="T9">list-item</text:span></text:p>
          <text:p text:style-name="P4"><text:span text:style-name="T13">Contains each item in the li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5" draw:layer="layout" svg:width="4.8cm" svg:height="1cm" svg:x="1.2cm" svg:y="21.3cm">
          <text:p text:style-name="P4"><text:span text:style-name="T9">list-item-body</text:span></text:p>
          <text:p text:style-name="P4"><text:span text:style-name="T13">Contains the content/body of the list-ite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5" draw:layer="layout" svg:width="4.6cm" svg:height="1.2cm" svg:x="6.2cm" svg:y="21.1cm">
          <text:p text:style-name="P4"><text:span text:style-name="T9">list-item-label</text:span></text:p>
          <text:p text:style-name="P4"><text:span text:style-name="T13">Contains the label for the list-item</text:span></text:p>
          <text:p text:style-name="P4"><text:span text:style-name="T13">(typically a number, character, etc.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5" draw:layer="layout" svg:width="5.1cm" svg:height="1.5cm" svg:x="1.4cm" svg:y="25.4cm">
          <text:p text:style-name="P4"><text:span text:style-name="T9">multi-case</text:span></text:p>
          <text:p text:style-name="P4"><text:span text:style-name="T13">Contains (within an &lt;fo:multi-switch&gt;) each</text:span></text:p>
          <text:p text:style-name="P4"><text:span text:style-name="T13">alternative sub-tree of XSL-FO objects.</text:span></text:p>
          <text:p text:style-name="P4"><text:span text:style-name="T13">The parent &lt;fo:multi-switch&gt; will choose</text:span></text:p>
          <text:p text:style-name="P4"><text:span text:style-name="T13">which alternative to show and hide the re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5" draw:layer="layout" svg:width="5.7cm" svg:height="1cm" svg:x="2.5cm" svg:y="24.3cm">
          <text:p text:style-name="P4"><text:span text:style-name="T9">multi-properties</text:span></text:p>
          <text:p text:style-name="P4"><text:span text:style-name="T13">Used to switch between two or more property-se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5" draw:layer="layout" svg:width="5.9cm" svg:height="1.1cm" svg:x="6.9cm" svg:y="25.6cm">
          <text:p text:style-name="P4"><text:span text:style-name="T9">multi-property-set</text:span></text:p>
          <text:p text:style-name="P4"><text:span text:style-name="T13">Specifies an alternative property-set that will</text:span></text:p>
          <text:p text:style-name="P4"><text:span text:style-name="T13">be applied depending on the state of the user ag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5" draw:layer="layout" svg:width="4.9cm" svg:height="1.3cm" svg:x="6.9cm" svg:y="27.2cm">
          <text:p text:style-name="P4"><text:span text:style-name="T9">multi-switch</text:span></text:p>
          <text:p text:style-name="P4"><text:span text:style-name="T13">Holds one or more &lt;fo:multi-case&gt; objects</text:span></text:p>
          <text:p text:style-name="P4"><text:span text:style-name="T13">and controls the switching between them</text:span></text:p>
          <text:p text:style-name="P4"><text:span text:style-name="T13">(activated by &lt;fo:multi-toggle&gt;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5" draw:layer="layout" svg:width="4.9cm" svg:height="0.9cm" svg:x="1.1cm" svg:y="27.4cm">
          <text:p text:style-name="P4"><text:span text:style-name="T9">multi-toggle</text:span></text:p>
          <text:p text:style-name="P4"><text:span text:style-name="T13">Used to switch to another &lt;fo:multi-case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5" draw:layer="layout" svg:width="4.6cm" svg:height="0.9cm" svg:x="11.9cm" svg:y="18.9cm">
          <text:p text:style-name="P4"><text:span text:style-name="T9">table</text:span></text:p>
          <text:p text:style-name="P4"><text:span text:style-name="T13">Formats the tabular material of a tab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5" draw:layer="layout" svg:width="4cm" svg:height="0.9cm" svg:x="14.3cm" svg:y="24.7cm">
          <text:p text:style-name="P4"><text:span text:style-name="T9">table-and-caption</text:span></text:p>
          <text:p text:style-name="P4"><text:span text:style-name="T13">Formats a table and its cap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5" draw:layer="layout" svg:width="4.6cm" svg:height="0.9cm" svg:x="11.9cm" svg:y="23.7cm">
          <text:p text:style-name="P4"><text:span text:style-name="T9">table-body</text:span></text:p>
          <text:p text:style-name="P4"><text:span text:style-name="T13">Container for table rows and table cell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5" draw:layer="layout" svg:width="3.9cm" svg:height="0.9cm" svg:x="15.1cm" svg:y="22.5cm">
          <text:p text:style-name="P4"><text:span text:style-name="T9">table-caption</text:span></text:p>
          <text:p text:style-name="P4"><text:span text:style-name="T13">Contains the caption for a tab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5" draw:layer="layout" svg:width="2.7cm" svg:height="0.9cm" svg:x="12cm" svg:y="22.5cm">
          <text:p text:style-name="P4"><text:span text:style-name="T9">table-cell</text:span></text:p>
          <text:p text:style-name="P4"><text:span text:style-name="T13">Defines a table cel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5" draw:layer="layout" svg:width="3.8cm" svg:height="0.9cm" svg:x="12.2cm" svg:y="20cm">
          <text:p text:style-name="P4"><text:span text:style-name="T9">table-column</text:span></text:p>
          <text:p text:style-name="P4"><text:span text:style-name="T13">Formats the columns of a tab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5" draw:layer="layout" svg:width="3cm" svg:height="0.9cm" svg:x="16.9cm" svg:y="23.6cm">
          <text:p text:style-name="P4"><text:span text:style-name="T9">table-footer</text:span></text:p>
          <text:p text:style-name="P4"><text:span text:style-name="T13">Defines a table foo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5" draw:layer="layout" svg:width="3cm" svg:height="0.9cm" svg:x="12.1cm" svg:y="21.2cm">
          <text:p text:style-name="P4"><text:span text:style-name="T9">table-header</text:span></text:p>
          <text:p text:style-name="P4"><text:span text:style-name="T13">Defines a table head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5" draw:layer="layout" svg:width="2.7cm" svg:height="0.9cm" svg:x="15.6cm" svg:y="21.3cm">
          <text:p text:style-name="P4"><text:span text:style-name="T9">table-row</text:span></text:p>
          <text:p text:style-name="P4"><text:span text:style-name="T13">Defines a table row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5" draw:style-name="dp1" draw:master-page-name="Standard">
        <draw:custom-shape draw:style-name="gr6" draw:text-style-name="P5" draw:layer="layout" svg:width="19cm" svg:height="27.7cm" svg:x="1cm" svg:y="1cm">
          <text:p text:style-name="P4"><text:span text:style-name="T9">fo:root</text:span></text:p>
          <text:p text:style-name="P4"><text:span text:style-name="T15">media-usage</text:span><text:span text:style-name="T16">=”auto|paginate|bounded-in-one-dimension|unbounded”</text:span></text:p>
          <text:p text:style-name="P4"><text:span text:style-name="T11"/></text:p>
          <text:p text:style-name="P4"><text:span text:style-name="T17">The root (top) node for XSL-FO documen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6" draw:layer="layout" svg:width="18.3cm" svg:height="25.5cm" svg:x="1.4cm" svg:y="3.1cm">
          <text:p><text:span text:style-name="T9">layout-master-set</text:span></text:p>
          <text:p text:style-name="P4"><text:span text:style-name="T18">-</text:span></text:p>
          <text:p text:style-name="P4"><text:span text:style-name="T17">Holds all masters used in a docum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10" draw:text-style-name="P5" draw:layer="layout" svg:width="17.012cm" svg:height="8.613cm" svg:x="1.7cm" svg:y="4.6cm">
            <text:p text:style-name="P4"><text:span text:style-name="T9">simple-page-master</text:span></text:p>
            <text:p text:style-name="P4"><text:span text:style-name="T19">margin-top margin-bottom margin-left margin-right space-before space-after start-indent end-indent master-name</text:span></text:p>
            <text:p text:style-name="P4"><text:span text:style-name="T19">page-height page-width reference-orientation writing-mode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5" draw:layer="layout" svg:width="17.012cm" svg:height="8.614cm" svg:x="1.879cm" svg:y="4.728cm">
            <text:p text:style-name="P4"><text:span text:style-name="T9">simple-page-master</text:span></text:p>
            <text:p text:style-name="P4"><text:span text:style-name="T19">margin-top margin-bottom margin-left margin-right space-before space-after start-indent end-indent master-name</text:span></text:p>
            <text:p text:style-name="P4"><text:span text:style-name="T19">page-height page-width reference-orientation writing-mode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5" draw:layer="layout" svg:width="17.012cm" svg:height="8.613cm" svg:x="2.063cm" svg:y="4.887cm">
            <text:p text:style-name="P4"><text:span text:style-name="T9">simple-page-master</text:span></text:p>
            <text:p text:style-name="P4"><text:span text:style-name="T20">master-name</text:span><text:span text:style-name="T15">=”name”</text:span><text:span text:style-name="T16"> page-height=”auto|indefinite|length” page-width=”auto|indefinite|length”</text:span></text:p>
            <text:p text:style-name="P4"><text:span text:style-name="T16">[margin-top;margin-bottom;margin-left;margin-right]=”auto|length|percentage” [space-before;space-after]=”space”</text:span></text:p>
            <text:p text:style-name="P4"><text:span text:style-name="T16">[end-indent;start-indent]=”length|percentage” reference-orientation=”0|90|180|270|-90|-180|-270”</text:span></text:p>
            <text:p text:style-name="P4"><text:span text:style-name="T16">writing-mode=”lr-tb|rl-tb|tb-rl|lr|rl|tb”</text:span></text:p>
            <text:p text:style-name="P4"><text:span text:style-name="T19"/></text:p>
            <text:p text:style-name="P4"><text:span text:style-name="T21">Defines the size and shape of a page 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0" draw:text-style-name="P5" draw:layer="layout" svg:width="9.076cm" svg:height="7.69cm" svg:x="1.952cm" svg:y="19.2cm">
            <text:p text:style-name="P4"><text:span text:style-name="T9">page-sequence-master</text:span></text:p>
            <text:p text:style-name="P4"><text:span text:style-name="T18">master-name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5" draw:layer="layout" svg:width="9.076cm" svg:height="7.69cm" svg:x="2.124cm" svg:y="19.358cm">
            <text:p text:style-name="P4"><text:span text:style-name="T9">page-sequence-master</text:span></text:p>
            <text:p text:style-name="P4"><text:span text:style-name="T18">master-name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5" draw:layer="layout" svg:width="9.076cm" svg:height="7.69cm" svg:x="2.324cm" svg:y="19.528cm">
            <text:p text:style-name="P4"><text:span text:style-name="T9">page-sequence-master</text:span></text:p>
            <text:p text:style-name="P4"><text:span text:style-name="T18">master-name</text:span></text:p>
            <draw:enhanced-geometry svg:viewBox="0 0 21600 21600" draw:type="rectangle" draw:enhanced-path="M 0 0 L 21600 0 21600 21600 0 21600 0 0 Z N"/>
          </draw:custom-shape>
        </draw:g>
        <draw:custom-shape draw:style-name="gr9" draw:text-style-name="P5" draw:layer="layout" svg:width="16.2cm" svg:height="5.658cm" svg:x="2.4cm" svg:y="7.542cm">
          <text:p text:style-name="P4"><text:span text:style-name="T9">region-body; region-before; region-after; region-start; region-end;</text:span></text:p>
          <text:p text:style-name="P4"><text:span text:style-name="T20">region-name</text:span><text:span text:style-name="T16">=”name” background-attachment=”scroll|fixed” background-color=”transparent|color”</text:span></text:p>
          <text:p text:style-name="P4"><text:span text:style-name="T16">background-image=”none|URL” background-repeat=”repeat|repeat-x|repeat-y|no-repeat”</text:span></text:p>
          <text:p text:style-name="P4"><text:span text:style-name="T16">background-position-horizontal background-position-vertical</text:span></text:p>
          <text:p text:style-name="P4"><text:span text:style-name="T16">[border-bottom-color;border-right-color;border-left-color;border-top-color;</text:span></text:p>
          <text:p text:style-name="P4"><text:span text:style-name="T16">border-start-color;border-end-color;border-before-color;border-after-color]=”</text:span><text:span text:style-name="T18">color</text:span><text:span text:style-name="T16">”</text:span></text:p>
          <text:p text:style-name="P4"><text:span text:style-name="T16">[border-start-style;border-end-style;border-top-style;border-bottom-style;</text:span></text:p>
          <text:p text:style-name="P4"><text:span text:style-name="T16">border-right-style;border-left-style;border-before-style;border-after-style;]</text:span></text:p>
          <text:p text:style-name="P4"><text:span text:style-name="T16">=”none|hidden|dotted|dashed|solid|double|groove|ridge|inset|outset”</text:span></text:p>
          <text:p text:style-name="P4"><text:span text:style-name="T16">[border-top-width;border-bottom-width;border-end-width;border-left-width;border-right-width;</text:span></text:p>
          <text:p text:style-name="P4"><text:span text:style-name="T16">border-start-width;border-before-width;border-after-width]=”thin|medium|thick|</text:span><text:span text:style-name="T18">length</text:span><text:span text:style-name="T16">|</text:span><text:span text:style-name="T18">length-conditional</text:span><text:span text:style-name="T16">”</text:span></text:p>
          <text:p text:style-name="P4"><text:span text:style-name="T16">[padding-before;padding-after;padding-start;padding-end;padding-top;</text:span></text:p>
          <text:p text:style-name="P4"><text:span text:style-name="T16">Padding-bottom;padding-left;padding-right]=”auto|</text:span><text:span text:style-name="T18">length</text:span><text:span text:style-name="T16">|</text:span><text:span text:style-name="T18">percentage</text:span><text:span text:style-name="T16">|</text:span><text:span text:style-name="T18">length-conditional</text:span><text:span text:style-name="T16">”</text:span></text:p>
          <text:p text:style-name="P4"><text:span text:style-name="T16">[margin-top;margin-bottom;margin-left;margin-right]=”auto|</text:span><text:span text:style-name="T18">length</text:span><text:span text:style-name="T16">|</text:span><text:span text:style-name="T18">percentage</text:span><text:span text:style-name="T16">”</text:span></text:p>
          <text:p text:style-name="P4"><text:span text:style-name="T16">[space-before;space-after]=”</text:span><text:span text:style-name="T18">space</text:span><text:span text:style-name="T16">” start-indent end-indent clip column-count column-gap display-align</text:span></text:p>
          <text:p text:style-name="P4"><text:span text:style-name="T16">overflow reference-orientation writing-mode</text:span></text:p>
          <text:p text:style-name="P4"><text:span text:style-name="T18"/></text:p>
          <text:p text:style-name="P4"><text:span text:style-name="T17">Defines a page body</text:span></text:p>
          <draw:enhanced-geometry svg:viewBox="0 0 21600 21600" draw:type="rectangle" draw:enhanced-path="M 0 0 L 21600 0 21600 21600 0 21600 0 0 Z N"/>
        </draw:custom-shape>
        <draw:g>
          <draw:custom-shape draw:style-name="gr11" draw:text-style-name="P5" draw:layer="layout" svg:width="6.475cm" svg:height="1.089cm" svg:x="2.552cm" svg:y="20.6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5" draw:layer="layout" svg:width="6.475cm" svg:height="1.089cm" svg:x="2.652cm" svg:y="20.763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5" draw:layer="layout" svg:width="6.475cm" svg:height="1.089cm" svg:x="2.758cm" svg:y="20.911cm">
            <text:p text:style-name="P4"><text:span text:style-name="T9">single-page-master-reference</text:span></text:p>
            <text:p text:style-name="P4"><text:span text:style-name="T18">master-reference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1" draw:text-style-name="P5" draw:layer="layout" svg:width="7.374cm" svg:height="1.008cm" svg:x="2.574cm" svg:y="22.189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5" draw:layer="layout" svg:width="7.374cm" svg:height="1.008cm" svg:x="2.674cm" svg:y="22.355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5" draw:layer="layout" svg:width="7.374cm" svg:height="1.008cm" svg:x="2.774cm" svg:y="22.492cm">
            <text:p text:style-name="P4"><text:span text:style-name="T9">repeatable-page-master-reference</text:span></text:p>
            <text:p text:style-name="P4"><text:span text:style-name="T18">maximum-repeats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9" draw:text-style-name="P5" draw:layer="layout" svg:width="8.274cm" svg:height="2.853cm" svg:x="2.508cm" svg:y="23.7cm">
            <text:p text:style-name="P4"><text:span text:style-name="T9">repeatable-page-master-alternatives</text:span></text:p>
            <text:p text:style-name="P4"><text:span text:style-name="T18">maximum-repeats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5" draw:layer="layout" svg:width="8.274cm" svg:height="2.853cm" svg:x="2.668cm" svg:y="23.872cm">
            <text:p text:style-name="P4"><text:span text:style-name="T9">repeatable-page-master-alternatives</text:span></text:p>
            <text:p text:style-name="P4"><text:span text:style-name="T18">maximum-repeats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5" draw:layer="layout" svg:width="8.274cm" svg:height="2.853cm" svg:x="2.868cm" svg:y="24.071cm">
            <text:p text:style-name="P4"><text:span text:style-name="T9">repeatable-page-master-alternatives</text:span></text:p>
            <text:p text:style-name="P4"><text:span text:style-name="T18">maximum-repeats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2" draw:text-style-name="P5" draw:layer="layout" svg:width="7.4cm" svg:height="1.383cm" svg:x="3.126cm" svg:y="25.1cm">
            <text:p text:style-name="P4"><text:span text:style-name="T9">conditional-page-master-reference</text:span></text:p>
            <text:p text:style-name="P4"><text:span text:style-name="T18">master-reference, page-position</text:span></text:p>
            <text:p text:style-name="P4"><text:span text:style-name="T18">odd-or-even, blank-or-not-blank</text:span></text:p>
            <draw:enhanced-geometry svg:viewBox="0 0 21600 21600" draw:type="rectangle" draw:enhanced-path="M 0 0 L 21600 0 21600 21600 0 21600 0 0 Z N"/>
          </draw:custom-shape>
          <draw:custom-shape draw:style-name="gr12" draw:text-style-name="P5" draw:layer="layout" svg:width="7.4cm" svg:height="1.383cm" svg:x="3.247cm" svg:y="25.238cm">
            <text:p text:style-name="P4"><text:span text:style-name="T9">conditional-page-master-reference</text:span></text:p>
            <text:p text:style-name="P4"><text:span text:style-name="T18">master-reference, page-position</text:span></text:p>
            <text:p text:style-name="P4"><text:span text:style-name="T18">odd-or-even, blank-or-not-blank</text:span></text:p>
            <draw:enhanced-geometry svg:viewBox="0 0 21600 21600" draw:type="rectangle" draw:enhanced-path="M 0 0 L 21600 0 21600 21600 0 21600 0 0 Z N"/>
          </draw:custom-shape>
          <draw:custom-shape draw:style-name="gr12" draw:text-style-name="P5" draw:layer="layout" svg:width="7.4cm" svg:height="1.383cm" svg:x="3.405cm" svg:y="25.369cm">
            <text:p text:style-name="P4"><text:span text:style-name="T9">conditional-page-master-reference</text:span></text:p>
            <text:p text:style-name="P4"><text:span text:style-name="T18">master-reference page-position</text:span></text:p>
            <text:p text:style-name="P4"><text:span text:style-name="T18">Odd-or-even blank-or-not-blank</text:span></text:p>
            <draw:enhanced-geometry svg:viewBox="0 0 21600 21600" draw:type="rectangle" draw:enhanced-path="M 0 0 L 21600 0 21600 21600 0 21600 0 0 Z N"/>
          </draw:custom-shape>
        </draw:g>
      </draw:page>
      <draw:page draw:name="page6" draw:style-name="dp1" draw:master-page-name="Standard">
        <draw:custom-shape draw:style-name="gr6" draw:text-style-name="P5" draw:layer="layout" svg:width="19cm" svg:height="27.7cm" svg:x="1cm" svg:y="1cm">
          <text:p text:style-name="P4"><text:span text:style-name="T22">fo:root</text:span></text:p>
          <text:p text:style-name="P4"><text:span text:style-name="T15">media-usage</text:span><text:span text:style-name="T16">=”auto|paginate|bounded-in-one-dimension|unbounded”</text:span></text:p>
          <text:p text:style-name="P4"><text:span text:style-name="T11"/></text:p>
          <text:p text:style-name="P4"><text:span text:style-name="T17">The root (top) node for XSL-FO documen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6" draw:layer="layout" svg:width="10.9cm" svg:height="10cm" svg:x="4.3cm" svg:y="7.6cm">
          <text:p><text:span text:style-name="T9">bookmark-tree</text:span></text:p>
          <text:p text:style-name="P4"><text:span text:style-name="T17">-</text:span></text:p>
          <text:p text:style-name="P4"><text:span text:style-name="T17">The fo:bookmark-tree formatting object is used</text:span></text:p>
          <text:p text:style-name="P4"><text:span text:style-name="T17">to hold a list of access points within the</text:span></text:p>
          <text:p text:style-name="P4"><text:span text:style-name="T17">document such as a table of contents, a list of</text:span></text:p>
          <text:p text:style-name="P4"><text:span text:style-name="T17">figures or tables, etc. Each access point is</text:span></text:p>
          <text:p text:style-name="P4"><text:span text:style-name="T17">called a bookmark.</text:span></text:p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10.5cm" svg:height="6.9cm" svg:x="4.5cm" svg:y="10.5cm">
          <text:p text:style-name="P4"><text:span text:style-name="T9">bookmark</text:span></text:p>
          <text:p text:style-name="P4"><text:span text:style-name="T19">source-document role external-destination=”URI”</text:span></text:p>
          <text:p text:style-name="P4"><text:span text:style-name="T19">Internal-destination starting-state</text:span></text:p>
          <text:p text:style-name="P4"><text:span text:style-name="T23"><text:s/></text:span></text:p>
          <text:p text:style-name="P4"><text:span text:style-name="T17">The fo:bookmark formatting object is used to identify</text:span></text:p>
          <text:p text:style-name="P4"><text:span text:style-name="T17">an access point, by name, and to specify where that</text:span></text:p>
          <text:p text:style-name="P4"><text:span text:style-name="T17">access point is within the current document or another</text:span></text:p>
          <text:p text:style-name="P4"><text:span text:style-name="T17">external document. A given bookmark may be further</text:span></text:p>
          <text:p text:style-name="P4"><text:span text:style-name="T17">subdivided into a sequence of (sub-)bookmarks to</text:span></text:p>
          <text:p text:style-name="P4"><text:span text:style-name="T17">as many levels as the authors desire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5" draw:layer="layout" svg:width="6.8cm" svg:height="2.8cm" svg:x="4.8cm" svg:y="14.4cm">
          <text:p text:style-name="P4"><text:span text:style-name="T9">bookmark-title</text:span></text:p>
          <text:p text:style-name="P4"><text:span text:style-name="T19">source-document role color</text:span></text:p>
          <text:p text:style-name="P4"><text:span text:style-name="T19">font-style font-weight</text:span></text:p>
          <text:p text:style-name="P4"><text:span text:style-name="T23"/></text:p>
          <text:p text:style-name="P4"><text:span text:style-name="T17">The fo:bookmark-title formatting</text:span></text:p>
          <text:p text:style-name="P4"><text:span text:style-name="T17">object is used to identify, in human</text:span></text:p>
          <text:p text:style-name="P4"><text:span text:style-name="T17">readable form, an access point.</text:span></text:p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5.3cm" svg:height="4.3cm" svg:x="12.7cm" svg:y="2cm">
          <text:p><text:span text:style-name="T9">declarations</text:span></text:p>
          <text:p><text:span text:style-name="T23">-</text:span></text:p>
          <text:p><text:span text:style-name="T21">Groups global declarations</text:span></text:p>
          <text:p><text:span text:style-name="T21">for a styleshee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5" draw:layer="layout" svg:width="4.7cm" svg:height="2.4cm" svg:x="13cm" svg:y="3.7cm">
          <text:p text:style-name="P4"><text:span text:style-name="T9">color-profile</text:span></text:p>
          <text:p text:style-name="P4"><text:span text:style-name="T16">src color-profile-name</text:span></text:p>
          <text:p text:style-name="P4"><text:span text:style-name="T16">rendering-intent</text:span></text:p>
          <text:p text:style-name="P4"><text:span text:style-name="T18"/></text:p>
          <text:p text:style-name="P4"><text:span text:style-name="T17">Defines a color-profile</text:span></text:p>
          <text:p text:style-name="P4"><text:span text:style-name="T17">for a stylesheet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7" draw:style-name="dp1" draw:master-page-name="Standard">
        <draw:custom-shape draw:style-name="gr6" draw:text-style-name="P5" draw:layer="layout" svg:width="19cm" svg:height="27.7cm" svg:x="1cm" svg:y="1cm">
          <text:p text:style-name="P4"><text:span text:style-name="T22">fo:root</text:span></text:p>
          <text:p text:style-name="P4"><text:span text:style-name="T15">media-usage</text:span><text:span text:style-name="T16">=”auto|paginate|bounded-in-one-dimension|unbounded”</text:span></text:p>
          <text:p text:style-name="P4"><text:span text:style-name="T11"/></text:p>
          <text:p text:style-name="P4"><text:span text:style-name="T17">The root (top) node for XSL-FO documen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6" draw:layer="layout" svg:width="18.256cm" svg:height="19.957cm" svg:x="1.344cm" svg:y="3.143cm">
          <text:p><text:span text:style-name="T22">page-sequence</text:span></text:p>
          <text:p text:style-name="P4"><text:span text:style-name="T16">master-reference=”</text:span><text:span text:style-name="T18">name</text:span><text:span text:style-name="T16">” id=”</text:span><text:span text:style-name="T18">id</text:span><text:span text:style-name="T16">” country=”</text:span><text:span text:style-name="T18">country</text:span><text:span text:style-name="T16">|none” force-page-count format</text:span></text:p>
          <text:p text:style-name="P4"><text:span text:style-name="T16">grouping-separator grouping-size initial-page-number language=”</text:span><text:span text:style-name="T18">language</text:span><text:span text:style-name="T16">|none” letter-value</text:span><text:span text:style-name="T12"> <text:s/></text:span></text:p>
          <text:p text:style-name="P4"><text:span text:style-name="T17"/></text:p>
          <text:p text:style-name="P4"><text:span text:style-name="T17">A container for page output elements. There will</text:span></text:p>
          <text:p text:style-name="P4"><text:span text:style-name="T17">be one &lt;fo:page-sequence&gt; object for each page layout</text:span><text:span text:style-name="T11"> </text:span></text:p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17.5cm" svg:height="14.319cm" svg:x="1.84cm" svg:y="6.003cm">
          <text:p text:style-name="P4"><text:span text:style-name="T22">flow</text:span></text:p>
          <text:p text:style-name="P4"><text:span text:style-name="T16">flow-name=”</text:span><text:span text:style-name="T18">name</text:span><text:span text:style-name="T16">”</text:span></text:p>
          <text:p text:style-name="P4"><text:span text:style-name="T17"/></text:p>
          <text:p text:style-name="P4"><text:span text:style-name="T17">Contains all elements to be printed to a page</text:span></text:p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16.4cm" svg:height="12.177cm" svg:x="2.263cm" svg:y="7.963cm">
          <text:p text:style-name="P4"><text:span text:style-name="T9">block</text:span></text:p>
          <text:p text:style-name="P4"><text:span text:style-name="T16">id=”</text:span><text:span text:style-name="T18">id</text:span><text:span text:style-name="T16">” source-document role background-attachment background-color background-image</text:span></text:p>
          <text:p text:style-name="P4"><text:span text:style-name="T16">background-repeat</text:span></text:p>
          <text:p text:style-name="P4"><text:span text:style-name="T16">background-position-horizontal background-position-vertical border-before-color</text:span></text:p>
          <text:p text:style-name="P4"><text:span text:style-name="T16">border-before-style border-before-width border-after-color border-after-style</text:span></text:p>
          <text:p text:style-name="P4"><text:span text:style-name="T16">border-after-width border-start-color border-start-style border-start-width</text:span></text:p>
          <text:p text:style-name="P4"><text:span text:style-name="T16">border-end-color border-end-style border-end-width border-top-color border-top-style</text:span></text:p>
          <text:p text:style-name="P4"><text:span text:style-name="T16">border-top-width border-bottom-color border-bottom-style border-bottom-width border-left-color</text:span></text:p>
          <text:p text:style-name="P4"><text:span text:style-name="T16">border-left-style border-left-width border-right-color border-right-style border-right-width</text:span></text:p>
          <text:p text:style-name="P4"><text:span text:style-name="T16">padding-before padding-after padding-start padding-end padding-top padding-bottom padding-left</text:span></text:p>
          <text:p text:style-name="P4"><text:span text:style-name="T16">padding-right font-family font-selection-strategy font-size font-stretch font-size-adjust</text:span></text:p>
          <text:p text:style-name="P4"><text:span text:style-name="T16">font-style font-variant font-weight country language script hyphenate hyphen-ation-character</text:span></text:p>
          <text:p text:style-name="P4"><text:span text:style-name="T16">hyphenation-push-character-count hyphenation-remain-charac-ter-count margin-top margin-bottom</text:span></text:p>
          <text:p text:style-name="P4"><text:span text:style-name="T16">margin-left margin-right space-before space-after start-indent end-indent relative-position</text:span></text:p>
          <text:p text:style-name="P4"><text:span text:style-name="T16">break-after break-before color text-depth text-altitude hyphenation-keep hyphenation-ladder-count</text:span></text:p>
          <text:p text:style-name="P4"><text:span text:style-name="T16">intrusion-displace keep-together keep-with-next keep-with-previous last-line-end-indent</text:span></text:p>
          <text:p text:style-name="P4"><text:span text:style-name="T16">linefeed-treatment line-height line-height-shift-adjustment line-stacking-strategy orphans</text:span></text:p>
          <text:p text:style-name="P4"><text:span text:style-name="T16">white-space-treatment span text-align text-align-last text-indent visibility white-space-collapse</text:span></text:p>
          <text:p text:style-name="P4"><text:span text:style-name="T16">widows wrap-option</text:span></text:p>
          <text:p text:style-name="P4"><text:span text:style-name="T12"/></text:p>
          <text:p text:style-name="P4"><text:span text:style-name="T17">Defines a block of output (e.g. paragraphs and titles)</text:span></text:p>
          <draw:enhanced-geometry svg:viewBox="0 0 21600 21600" draw:type="rectangle" draw:enhanced-path="M 0 0 L 21600 0 21600 21600 0 21600 0 0 Z N"/>
        </draw:custom-shape>
        <draw:custom-shape draw:style-name="gr12" draw:text-style-name="P5" draw:layer="layout" svg:width="14.414cm" svg:height="5.257cm" svg:x="3.406cm" svg:y="15.35cm">
          <text:p text:style-name="P4"><text:span text:style-name="T9">inline</text:span></text:p>
          <text:p text:style-name="P4"><text:span text:style-name="T16">id source-document role background-attachment background-color background-image</text:span></text:p>
          <text:p text:style-name="P4"><text:span text:style-name="T16">background-repeat background-position-horizontal background-position-vertical</text:span></text:p>
          <text:p text:style-name="P4"><text:span text:style-name="T16">border-before-color border-before-style border-before-width border-after-color</text:span></text:p>
          <text:p text:style-name="P4"><text:span text:style-name="T16">border-after-style border-after-width border-start-color border-start-style</text:span></text:p>
          <text:p text:style-name="P4"><text:span text:style-name="T16">border-start-width border-end-color border-end-style border-end-width border-top-color</text:span></text:p>
          <text:p text:style-name="P4"><text:span text:style-name="T16">border-top-style border-top-width border-bottom-color border-bottom-style</text:span></text:p>
          <text:p text:style-name="P4"><text:span text:style-name="T16">border-bottom-width </text:span><text:span text:style-name="T24">border-left-color border-left-style border-left-width</text:span></text:p>
          <text:p text:style-name="P4"><text:span text:style-name="T24">border-right-color </text:span><text:span text:style-name="T16">border-right-style Border-right-width padding-before padding-after</text:span></text:p>
          <text:p text:style-name="P4"><text:span text:style-name="T16">padding-start padding-end padding-top Padding-bottom padding-left padding-right</text:span></text:p>
          <text:p text:style-name="P4"><text:span text:style-name="T16">font-family font-selection-strategy font-size font-stretch font-size-adjust</text:span></text:p>
          <text:p text:style-name="P4"><text:span text:style-name="T16">font-style font-variant font-weight space-end space-start relative-position</text:span></text:p>
          <text:p text:style-name="P4"><text:span text:style-name="T16">align-ment-adjust alignment-baseline baseline-shift block-progression-dimension color</text:span></text:p>
          <text:p text:style-name="P4"><text:span text:style-name="T16">dominant-baseline height inline-progression-dimension keep-together keep-with-next</text:span></text:p>
          <text:p text:style-name="P4"><text:span text:style-name="T16">keep-with-previous line-height text-decoration visibility width wrap-option</text:span></text:p>
          <text:p text:style-name="P4"><text:span text:style-name="T9"/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13" draw:text-style-name="P5" draw:layer="layout" svg:width="17.203cm" svg:height="2.646cm" svg:x="1.821cm" svg:y="25.4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5" draw:layer="layout" svg:width="17.203cm" svg:height="2.646cm" svg:x="2.123cm" svg:y="25.524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5" draw:layer="layout" svg:width="17.203cm" svg:height="2.646cm" svg:x="2.397cm" svg:y="25.654cm">
            <text:p text:style-name="P4"><text:span text:style-name="T9">static-content</text:span></text:p>
            <text:p text:style-name="P4"><text:span text:style-name="T11">flow-name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1" draw:text-style-name="P5" draw:layer="layout" svg:width="14.466cm" svg:height="1.377cm" svg:x="4.4cm" svg:y="26.659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5" draw:layer="layout" svg:width="14.466cm" svg:height="1.377cm" svg:x="4.66cm" svg:y="26.739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5" draw:layer="layout" svg:width="14.466cm" svg:height="1.377cm" svg:x="4.934cm" svg:y="26.823cm">
            <text:p text:style-name="P4"><text:span text:style-name="T9">block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14" draw:text-style-name="P5" draw:layer="layout" svg:width="12.5cm" svg:height="0.647cm" svg:x="6.42cm" svg:y="27.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5" draw:layer="layout" svg:width="12.5cm" svg:height="0.647cm" svg:x="6.502cm" svg:y="27.1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5" draw:layer="layout" svg:width="12.5cm" svg:height="0.647cm" svg:x="6.597cm" svg:y="27.27cm">
          <text:p text:style-name="P4"><text:span text:style-name="T9">inline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8" draw:style-name="dp1" draw:master-page-name="Standard">
        <draw:custom-shape draw:style-name="gr6" draw:text-style-name="P5" draw:layer="layout" svg:width="19cm" svg:height="27.7cm" svg:x="1cm" svg:y="1cm">
          <text:p text:style-name="P4"><text:span text:style-name="T22">fo:root</text:span></text:p>
          <text:p text:style-name="P4"><text:span text:style-name="T15">media-usage</text:span><text:span text:style-name="T16">=”auto|paginate|bounded-in-one-dimension|unbounded”</text:span></text:p>
          <text:p text:style-name="P4"><text:span text:style-name="T11"/></text:p>
          <text:p text:style-name="P4"><text:span text:style-name="T17">The root (top) node for XSL-FO documen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6" draw:layer="layout" svg:width="8.9cm" svg:height="3.9cm" svg:x="2.1cm" svg:y="3.9cm">
          <text:p><text:span text:style-name="T9">page-sequen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5" draw:layer="layout" svg:width="8.3cm" svg:height="3.1cm" svg:x="2.6cm" svg:y="4.6cm">
          <text:p text:style-name="P4"><text:span text:style-name="T9">flow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5" draw:layer="layout" svg:width="7.6cm" svg:height="2.3cm" svg:x="3.2cm" svg:y="5.3cm">
          <text:p text:style-name="P4"><text:span text:style-name="T9">bloc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5" draw:layer="layout" svg:width="7.1cm" svg:height="1.554cm" svg:x="3.6cm" svg:y="5.946cm">
          <text:p text:style-name="P4"><text:span text:style-name="T9">basic-lin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6" draw:layer="layout" svg:width="1.7cm" svg:height="0.7cm" svg:x="4cm" svg:y="6.646cm">
          <text:p><text:span text:style-name="T9">lead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6" draw:layer="layout" svg:width="4.7cm" svg:height="0.7cm" svg:x="5.9cm" svg:y="6.646cm">
          <text:p><text:span text:style-name="T9">page-number-cit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5" draw:layer="layout" svg:width="8.123cm" svg:height="4.323cm" svg:x="1.777cm" svg:y="9.4cm">
          <text:p text:style-name="P4"><text:span text:style-name="T9">table</text:span></text:p>
          <draw:enhanced-geometry svg:viewBox="0 0 21600 21600" draw:type="rectangle" draw:enhanced-path="M 0 0 L 21600 0 21600 21600 0 21600 0 0 Z N"/>
        </draw:custom-shape>
        <draw:g>
          <draw:custom-shape draw:style-name="gr7" draw:text-style-name="P6" draw:layer="layout" svg:width="3.023cm" svg:height="0.7cm" svg:x="4.529cm" svg:y="9.674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6" draw:layer="layout" svg:width="3.023cm" svg:height="0.7cm" svg:x="4.623cm" svg:y="9.769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6" draw:layer="layout" svg:width="3.023cm" svg:height="0.7cm" svg:x="4.711cm" svg:y="9.874cm">
            <text:p><text:span text:style-name="T9">table-column</text:span></text:p>
            <draw:enhanced-geometry svg:viewBox="0 0 21600 21600" draw:type="rectangle" draw:enhanced-path="M 0 0 L 21600 0 21600 21600 0 21600 0 0 Z N"/>
          </draw:custom-shape>
        </draw:g>
        <draw:custom-shape draw:style-name="gr8" draw:text-style-name="P6" draw:layer="layout" svg:width="7.023cm" svg:height="2.7cm" svg:x="2.677cm" svg:y="10.877cm">
          <text:p><text:span text:style-name="T9">table-body</text:span></text:p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5.7cm" svg:height="3cm" svg:x="12.8cm" svg:y="4.2cm">
          <text:p><text:span text:style-name="T9">page-sequence</text:span></text:p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5cm" svg:height="2.146cm" svg:x="13.4cm" svg:y="4.954cm">
          <text:p text:style-name="P4"><text:span text:style-name="T9">flow</text:span></text:p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4.377cm" svg:height="1.377cm" svg:x="13.923cm" svg:y="5.623cm">
          <text:p text:style-name="P4"><text:span text:style-name="T9">block</text:span></text:p>
          <draw:enhanced-geometry svg:viewBox="0 0 21600 21600" draw:type="rectangle" draw:enhanced-path="M 0 0 L 21600 0 21600 21600 0 21600 0 0 Z N"/>
        </draw:custom-shape>
        <draw:custom-shape draw:style-name="gr12" draw:text-style-name="P5" draw:layer="layout" svg:width="3.877cm" svg:height="0.669cm" svg:x="14.323cm" svg:y="6.231cm">
          <text:p text:style-name="P4"><text:span text:style-name="T9">external-graphic</text:span></text:p>
          <draw:enhanced-geometry svg:viewBox="0 0 21600 21600" draw:type="rectangle" draw:enhanced-path="M 0 0 L 21600 0 21600 21600 0 21600 0 0 Z N"/>
        </draw:custom-shape>
        <draw:g>
          <draw:custom-shape draw:style-name="gr13" draw:text-style-name="P5" draw:layer="layout" svg:width="5.923cm" svg:height="1.6cm" svg:x="3.184cm" svg:y="11.57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5" draw:layer="layout" svg:width="5.923cm" svg:height="1.6cm" svg:x="3.281cm" svg:y="11.694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5" draw:layer="layout" svg:width="5.923cm" svg:height="1.6cm" svg:x="3.376cm" svg:y="11.806cm">
            <text:p text:style-name="P4"><text:span text:style-name="T9">table-row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5" draw:layer="layout" svg:width="5.923cm" svg:height="1.6cm" svg:x="3.377cm" svg:y="11.806cm">
            <text:p text:style-name="P4"><text:span text:style-name="T9">table-row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1" draw:text-style-name="P5" draw:layer="layout" svg:width="2.7cm" svg:height="0.7cm" svg:x="5.981cm" svg:y="12.206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5" draw:layer="layout" svg:width="2.7cm" svg:height="0.7cm" svg:x="6.081cm" svg:y="12.331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5" draw:layer="layout" svg:width="2.7cm" svg:height="0.7cm" svg:x="6.176cm" svg:y="12.456cm">
            <text:p text:style-name="P4"><text:span text:style-name="T9">table-cell</text:span></text:p>
            <draw:enhanced-geometry svg:viewBox="0 0 21600 21600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sv" fo:country="S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roid Sans Fallback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kira </meta:initial-creator>
    <meta:creation-date>2012-11-19T14:28:36</meta:creation-date>
    <meta:generator>LibreOffice/4.0.3.3$Linux_X86_64 LibreOffice_project/400m0$Build-3</meta:generator>
    <dc:date>2013-05-24T14:55:36</dc:date>
    <dc:creator>Akira </dc:creator>
    <meta:editing-duration>P2DT20H17M10S</meta:editing-duration>
    <meta:editing-cycles>43</meta:editing-cycles>
    <meta:document-statistic meta:object-count="150"/>
  </office:meta>
</office:document-meta>
</file>